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Consolas, 'Lucida Console', 'DejaVu Sans Mono',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autospace="none"/>
      <style:text-properties fo:font-size="13pt" fo:language="zxx" fo:country="none" fo:font-weight="normal" style:font-size-asian="13pt" style:font-weight-asian="normal" style:font-size-complex="13pt" style:font-weight-complex="normal"/>
    </style:style>
    <style:style style:name="P2" style:family="paragraph" style:parent-style-name="Standard">
      <style:paragraph-properties fo:line-height="100%" fo:text-align="center" style:justify-single-word="false" style:text-autospace="none"/>
      <style:text-properties fo:font-size="13pt" fo:language="zxx" fo:country="none" style:text-underline-style="solid" style:text-underline-width="auto" style:text-underline-color="font-color" fo:font-weight="bold" style:font-size-asian="13pt" style:font-weight-asian="bold" style:font-size-complex="13pt" style:font-weight-complex="bold"/>
    </style:style>
    <style:style style:name="P3" style:family="paragraph" style:parent-style-name="Standard">
      <style:paragraph-properties fo:line-height="100%" fo:text-align="center" style:justify-single-word="false" style:text-autospace="none"/>
      <style:text-properties fo:font-size="13pt" fo:language="zxx" fo:country="none"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paragraph-properties fo:line-height="100%" style:text-autospace="none"/>
      <style:text-properties fo:font-size="13pt" fo:language="zxx" fo:country="none" fo:font-weight="normal" style:font-size-asian="13pt" style:font-weight-asian="normal" style:font-size-complex="13pt" style:font-weight-complex="normal"/>
    </style:style>
    <style:style style:name="P5" style:family="paragraph" style:parent-style-name="Standard">
      <style:paragraph-properties fo:line-height="100%" style:text-autospace="none"/>
      <style:text-properties fo:font-size="13pt" fo:language="zxx" fo:country="none" fo:font-weight="bold" style:font-size-asian="13pt" style:font-weight-asian="bold" style:font-size-complex="13pt" style:font-weight-complex="bold"/>
    </style:style>
    <style:style style:name="P6" style:family="paragraph" style:parent-style-name="Standard">
      <style:paragraph-properties fo:line-height="100%" fo:text-align="center" style:justify-single-word="false" style:text-autospace="none"/>
      <style:text-properties fo:color="#ff6666" fo:font-size="13pt" fo:language="zxx" fo:country="none" style:text-underline-style="solid" style:text-underline-width="auto" style:text-underline-color="font-color" fo:font-weight="bold" style:font-size-asian="13pt" style:font-weight-asian="bold" style:font-size-complex="13pt" style:font-weight-complex="bold"/>
    </style:style>
    <style:style style:name="P7" style:family="paragraph">
      <style:text-properties fo:font-size="13pt" fo:language="zxx" fo:country="none" style:font-size-asian="13pt" style:font-size-complex="13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moria P4_E1</text:p>
      <text:p text:style-name="P1"><text:tab/>En el primer ejercicio no hemos tomado ninguna medida demasiado personal para la implementación del TAD Tree. Nos hemos limitado a implementar las primitivas dadas con ayuda de la recursividad y a las técnicas de programación para árboles binarios visto en teoría.</text:p>
      <text:p text:style-name="P1"/>
      <text:p text:style-name="P1">Después de terminar Tree.c y Functions.c, el programa de comprobación de errores p4_e1 fue bastante sencillo de programar. El único reajuste que tuvimos que hacer fue en las funciones de tree_depth y tree_numNodes, ya que habíamos cierta cosa mal y nos salían ligeramente más/menos nodos y/o profundiad que la que debería.</text:p>
      <text:p text:style-name="P1"/>
      <text:p text:style-name="P2">Memoria P3_E2</text:p>
      <text:p text:style-name="P1"><text:tab/>Este ejercicio no necesitaba mucho esfuerzo. Ya se nos aportaba el programa principal de comprobación junto con el makefile y el TAD Tree permanecío invariable debido a su implementación con punteros a funciones y elementos de tipo void. La única modificación que tuvimos que realizar fue en el TAD Node, el campo “Name” en su estructura de datos fue modificada dejando de utilizar memoria estática para reservar memoria dinámicamente en node_setName y en node_copy.</text:p>
      <text:p text:style-name="P1"/>
      <text:p text:style-name="P1">Por último, también hay que mencionar que tuvimos que añadir una nueva función en el TAD Node, que se trata de la fucnión node_cmp, que compara los ids de dos nodos pasados como argumentos de entrada, devolviendo un número &lt;0 si el id1 es menor que el id2, un número &gt;0 si el id1 es mayor que el id2, y devolvemos 0 si el id1 es igual id2.</text:p>
      <text:p text:style-name="P1"/>
      <text:p text:style-name="P2">Memoria P3_E3</text:p>
      <text:p text:style-name="P1"><text:tab/>Ejercicio sencillo que se basaba en implementar nuevas funciones en el TAD Tree, las cuales habían sido ya explicadas en clase (pseudocódigo, no código C), por lo que no fue difícil idealizar lo que se tenía que hacer.</text:p>
      <text:p text:style-name="P1"/>
      <text:p text:style-name="P1">Importante decir que tambíen hemos hecho el apartado opcional, por lo que el TAD Tree cuenta con tres primitivas más, muy parecidas al apartado principal que se nos pedía, simplemente había que echar mano del TAD List.</text:p>
      <text:p text:style-name="P1"/>
      <text:p text:style-name="P1">Finalmente el programa “main” de comprobación de que todo iba bien no fue complicado, simplemente usamos las funciones del TAD Tree que acabábamos de implementar.</text:p>
      <text:p text:style-name="P1"/>
      <text:p text:style-name="P2">Memoria P3_E4 (ejericicio Opcional)</text:p>
      <text:p text:style-name="P1"><text:tab/>Hemos hecho el ejercico 4 opcional también. Sólo podemos destacar los cambios realizados en el fichero “Functions.c”, donde implementamos las funciones de destrucción, copia, impresión y comparación de cadenas de caracteres. La función de destrucción se basa simplemente en llamar a free(cadena), lo usual para una cadena de caracteres. Las funciones de copia y de comparación ya están declaradas en string.h, por lo que simplemente tuvimos que llamar a strcpy y strcmp respectivamente. Por último, la función de impresión es sencillamente imprimir en el fichero pasado como argumento de entrada la cadena aportada con fprintf.</text:p>
      <text:p text:style-name="P1"/>
      <text:p text:style-name="P1"/>
      <text:p text:style-name="P1"/>
      <text:p text:style-name="P2"><text:soft-page-break/>Informe del uso de memoria</text:p>
      <text:p text:style-name="P1"><text:tab/>Lo primero que hay que destacar es que el Valgrind nos marca 0 errores de memoria en todos los ejercicios. Partiendo de ahí, ahora explicamos los errores solucionados. Gran parte de ellos eran del archivo principal, donde hemos tenido que revisar no muy exhaustivamente los pasos realizados. Después están los errores en primitivas, menos comunes pero también más complicados de vislumbrar.</text:p>
      <text:p text:style-name="P1"/>
      <text:p text:style-name="P1"/>
      <text:p text:style-name="P2">Conclusiones</text:p>
      <text:p text:style-name="P1"><text:tab/>Principalmente vemos que un árbol binario de búsqueda está implementado prácticamente como una lista, los cambios más notables es que cada nodo está conectado con otros dos nodos (right &amp; left), lo que significa que cada nodo está conectado con otros dos árboles binarios de búsqueda. Gracias a esta propiedad podemos utilizar la recursividad para recorrerlo, algo que nos facilita la vida. Por lo tanto, está práctica nos ha enriquecido en la recursividad, algo que nuca habíamos estudiado.</text:p>
      <text:p text:style-name="P1"/>
      <text:p text:style-name="P1"><text:tab/>Por otro lado, está práctica ya nos ha resultado mucho más fácil, tanto en la implementación del TAD propuesto como del manejo de memoria, ya que los errores que la herramienta valgrind nos marcaba eran mínimos. Se nota que el curso está llegando a su final y ya podemos apreciar todo lo que hemos aprendido, y eso que esto no es todo.</text:p>
      <text:p text:style-name="P1"/>
      <text:p text:style-name="P1"><text:tab/>Finalmente, comentar que una de las cosas más duras de la práctica haya sido utilizar un solo makefile para todos los ejercicios (a diferencia de los anteriores que seguimos el modelo propuesto en la práctica 0). Es difícil cuadrar bien los ficheros para que no haya problemas de compatibilidad entre los diferentes ejercicios.</text:p>
      <text:p text:style-name="P1"/>
      <text:p text:style-name="P1"/>
      <text:p text:style-name="P1"/>
      <text:p text:style-name="P1"/>
      <text:p text:style-name="P1"/>
      <text:p text:style-name="P6">EJERCICIOS DE LA PRÁCTICA 4</text:p>
      <text:p text:style-name="P5">1. El árbol que se crea a partir de los ficheros de nodos (dict*.dat), ¿es completo o casi completo? Justifica tu respuesta.</text:p>
      <text:p text:style-name="P1"><text:tab/>Es casi-completo porque para que fuera completo tendría que tener un número de nodos de la forma de 2^(p+1)-1 para algún p dentro del conjunto de los números naturales. Pero podemos facilmente observar que 10, 1k, 1M, 4M no cumplen esa característica.</text:p>
      <text:p text:style-name="P1"/>
      <text:p text:style-name="P1"/>
      <text:p text:style-name="P1"/>
      <text:p text:style-name="P1"/>
      <text:p text:style-name="P1"/>
      <text:p><text:span text:style-name="T1">2.a) ¿Qué relación hay entre la “forma” de un árbol y sus recorridos?</text:span><text:line-break/><text:tab/>En preorden, en cada nodo se imprime primero el subárbol del hijo izquierdo y después el del derecho, y finalmente se imprime el nodo padre (todo esto recursivamente). La información inmediata que nos da este árbol es que el último nodo imprimido es el nodo raíz, y el primero es el nodo hoja situado más a la izquierda. El preorden por sí solo no permite reconstruir el árbol (por ejemplo, 12 31 4, ya que el cuatro puede ser el hijo izquierdo de 31 o de 12).<text:line-break/><text:soft-page-break/><text:tab/>En postorden, lo primero que se muestra es el nodo padre, después el hijo derecho y después el hijo izquierdo. La información inmediata que se nos vuelve a dar es que el último nodo es el nodo hoja situado más a la derecha, mientras que el primer nodo dado es el nodo raíz.<text:line-break/><text:line-break/><text:tab/>En orden medio, primero se muestra el hijo izquierdo, después el nodo padre y por último el nodo hijo derecho, así que ahora el último nodo es el nodo hoja situado más a la derecha y el primero es el nodo hoja situado más a la izquierda.<text:line-break/><text:line-break/><text:span text:style-name="T1">2.b) ¿Se puede saber si un árbol binario de búsqueda está bien construido según sus recorridos?</text:span><text:line-break/><text:tab/>Sí, ya que con los tres órdenes en conjunto, podemos reconstruir el árbol. En primer lugar, obtenemos el nodo raíz del preorden o del postorden como ya se ha mencionado. Gracias al orden medio, ahora ya sabemos qué nodos pertenecen a la rama derecha y cuáles a la izquierda.<text:line-break/>En preorden, el nodo que antecede al nodo raíz es un nodo hijo suyo. Comprobamos si es de la rama derecha o izquierda con el orden medio y, de nuevo, el orden medio nos dice qué nodos forman parte del subárbol derecho o del izquierdo.<text:line-break/>En postorden, el nodo siguiente al nodo raíz también es un nodo hijo, y se puede seguir el mismo procedimiento que con el preorden para ir reconstruyendo recursivamente el árbol.<text:line-break/><text:line-break/><text:tab/>Evidentemente, si el árbol reconstruido es idéntico al árbol que queríamos crear, el árbol binario de búsqueda estará bien construido. </text:p>
      <text:p text:style-name="P1"/>
      <text:p text:style-name="P1"/>
      <text:p text:style-name="P1"/>
      <text:p text:style-name="P5">3. Compara y describe las diferencias entre los árboles generados por los ejecutables p4_e2 y p4_e2_bal (número de nodos, profundidad, recorridos, etc.).</text:p>
      <text:p text:style-name="P1"><text:tab/>Las diferencias son notorias. El número de nodos no varía ya que en ambos casos se introducen todos los nodos leídos del fichero dentro del árbol. Sin embargo, la profundidad cambia, dando menos o igual la profundidad del árbol generado por el ejecutable ./p4_e2_bal que por el ./p4_e2. Esto es debido a la forma de insertar los nodos de ambos programas. En el ./p4_e2 los nodos se introducen tal cual se van leyendo del fichero de texto sin importar nada a mayores. Por otro lado el ./p4_e2_bal introduce los nodos de una forma que el árbol quede lo más equilibrado posible gracias a una técnica desconocida para nosotros en el momento de realización de esta práctica y, quizá, en futuros temas se nos sea explicada.</text:p>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Consolas, 'Lucida Console', 'DejaVu Sans Mono',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Santorum</meta:initial-creator>
    <meta:creation-date>2017-04-29T11:06:08.10</meta:creation-date>
    <dc:date>2017-05-01T22:43:37.27</dc:date>
    <dc:creator>Alejandro Santorum</dc:creator>
    <meta:editing-duration>PT17M9S</meta:editing-duration>
    <meta:editing-cycles>2</meta:editing-cycles>
    <meta:generator>OpenOffice/4.1.3$Win32 OpenOffice.org_project/413m1$Build-9783</meta:generator>
    <meta:document-statistic meta:table-count="0" meta:image-count="0" meta:object-count="0" meta:page-count="3" meta:paragraph-count="24" meta:word-count="1276" meta:character-count="7524"/>
  </office:meta>
</office:document-meta>
</file>